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 fo:text-indent="10.8403mm"/>
      <style:text-properties/>
    </style:style>
    <style:style style:family="paragraph" style:name="par_10" style:parent-style-name="Standard">
      <style:paragraph-properties fo:text-align="left"/>
      <style:text-properties/>
    </style:style>
    <style:style style:family="paragraph" style:name="par_2" style:parent-style-name="Standard">
      <style:paragraph-properties fo:text-align="left" fo:text-indent="3.69748mm"/>
      <style:text-properties/>
    </style:style>
    <style:style style:family="paragraph" style:name="par_3" style:parent-style-name="Standard">
      <style:paragraph-properties fo:text-align="left" fo:text-indent="2.26891mm"/>
      <style:text-properties/>
    </style:style>
    <style:style style:family="paragraph" style:name="par_4" style:parent-style-name="Standard">
      <style:paragraph-properties fo:text-align="left" fo:text-indent="6.72269mm"/>
      <style:text-properties/>
    </style:style>
    <style:style style:family="paragraph" style:name="par_5" style:parent-style-name="Standard">
      <style:paragraph-properties fo:text-align="left" fo:text-indent="11.9328mm"/>
      <style:text-properties/>
    </style:style>
    <style:style style:family="paragraph" style:name="par_6" style:parent-style-name="Standard">
      <style:paragraph-properties fo:text-align="left" fo:text-indent="3.52941mm"/>
      <style:text-properties/>
    </style:style>
    <style:style style:family="paragraph" style:name="par_7" style:parent-style-name="Standard">
      <style:paragraph-properties fo:text-align="left" fo:text-indent="3.36134mm"/>
      <style:text-properties/>
    </style:style>
    <style:style style:family="paragraph" style:name="par_8" style:parent-style-name="Standard">
      <style:paragraph-properties fo:text-align="left" fo:text-indent="4.53782mm"/>
      <style:text-properties/>
    </style:style>
    <style:style style:family="paragraph" style:name="par_9" style:parent-style-name="Standard">
      <style:paragraph-properties fo:text-align="left" fo:text-indent="10.2521mm"/>
      <style:text-properties/>
    </style:style>
  </office:automatic-styles>
  <office:body>
    <office:text>
      <text:p text:style-name="par_1"><text:span text:style-name="char_1">Lorem ipsum dolor sit amet, consectetur</text:span></text:p>
      <text:p text:style-name="par_2"><text:span text:style-name="char_1">adipiscing elit. Vestibulum ac quam elit. Nam<text:line-break/>
purus nunc, suscipit id posuere mollis, interdum</text:span></text:p>
      <text:p text:style-name="par_3"><text:span text:style-name="char_1">vel ipsum. Sed suscipit orci non sem tempor in<text:line-break/>
tincidunt nisl sagittis. Aliquam quis leo felis, ac<text:line-break/>
tempus velit. Duis in placerat nibh. Pellentesque</text:span></text:p>
      <text:p text:style-name="par_4"><text:span text:style-name="char_1">sed diam mi. Quisque eget velit enim, eget<text:line-break/>
sollicitudin velit. Suspendisse eget tortor at sem</text:span></text:p>
      <text:p text:style-name="par_5"><text:span text:style-name="char_1">elementum ornare vitae vitae odio. Sed</text:span></text:p>
      <text:p text:style-name="par_6"><text:span text:style-name="char_1">venenatis felis quis enim tincidunt at placerat</text:span></text:p>
      <text:p text:style-name="par_3"><text:span text:style-name="char_1">massa bibendum. Sed ut lorem massa. Proin a</text:span></text:p>
      <text:p text:style-name="par_7"><text:span text:style-name="char_1">nibh nulla. Praesent vel posuere purus. Donec</text:span></text:p>
      <text:p text:style-name="par_8"><text:span text:style-name="char_1">tincidunt, leo id aliquam consectetur, quam<text:line-break/>
velit feugiat tortor, quis cursus augue lorem eu</text:span></text:p>
      <text:p text:style-name="par_9"><text:span text:style-name="char_1">eros. Nulla sit amet quam at odio dictum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1:30</meta:creation-date>
    <dc:date>2011-07-03T13:41:30</dc:date>
    <meta:document-statistic meta:character-count="674" meta:image-count="0" meta:object-count="0" meta:page-count="1" meta:paragraph-count="10" meta:table-count="0" meta:word-count="0"/>
  </office:meta>
</office:document-meta>
</file>